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] + 1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formula="of:=[.A16] + 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formula="of:=[.A17] + 1" office:value-type="float" office:value="16" calcext:value-type="float">
            <text:p>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31:16.336070292</dc:date>
    <dc:creator>Poste 1</dc:creator>
    <meta:editing-duration>PT36M11S</meta:editing-duration>
    <meta:editing-cycles>10</meta:editing-cycles>
    <meta:generator>LibreOffice/4.2.7.2$Linux_X86_64 LibreOffice_project/420m0$Build-2</meta:generator>
    <meta:document-statistic meta:table-count="1" meta:cell-count="64" meta:object-count="0"/>
  </office:meta>
</office:document-meta>
</file>